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985cm" fo:min-width="1.46cm" fo:padding-top="0.135cm" fo:padding-bottom="0.135cm" fo:padding-left="0.26cm" fo:padding-right="0.26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-0.1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0.25cm" fo:padding-right="0.4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97cm" fo:min-width="1.749cm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bottom" fo:padding-top="0.125cm" fo:padding-bottom="-0.4cm" fo:padding-left="-1.3cm" fo:padding-right="0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7.774cm" svg:y="6.535cm">
          <text:p text:style-name="P1"><text:span text:style-name="T1">Arrays </text:span><text:span text:style-name="T1">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</text:span><text:span text:style-name="T2">Overlapped </text:span></text:p>
          <text:p text:style-name="P1"><text:span text:style-name="T2">erstellen. </text:span><text:span text:style-name="T2">Events in </text:span><text:span text:style-name="T2">Array </text:span><text:span text:style-name="T2">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6.565cm" svg:y="11.262cm">
          <text:p text:style-name="P1"><text:span text:style-name="T1">ReadFile() </text:span><text:span text:style-name="T1">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10.374cm" svg:y="16.062cm">
          <text:p text:style-name="P1"><text:span text:style-name="T1">WaitOn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3.474cm" svg:y1="7.885cm" svg:x2="17.87cm" svg:y2="11.262cm" draw:start-shape="id1" draw:start-glue-point="10" draw:end-shape="id2" draw:end-glue-point="4" svg:d="M13474 7885c2931 0 4396 1125 4396 3377" svg:viewBox="0 0 4397 3378">
          <text:p/>
        </draw:connector>
        <draw:custom-shape draw:style-name="gr5" draw:text-style-name="P2" xml:id="id3" draw:id="id3" draw:layer="layout" svg:width="2.609cm" svg:height="1.573cm" svg:x="16.374cm" svg:y="15.0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10.274cm" svg:y="11.1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2.609cm" svg:height="1.573cm" svg:x="6.274cm" svg:y="16.062cm">
          <text:p text:style-name="P1"><text:span text:style-name="T1">Signalisie</text:span><text:span text:style-name="T1">re Events</text:span></text:p>
          <text:p text:style-name="P1"><text:span text:style-name="T1">fi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2.609cm" svg:height="1.573cm" svg:x="2.474cm" svg:y="17.635cm">
          <text:p text:style-name="P1"><text:span text:style-name="T1">Job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7.87cm" svg:y1="12.835cm" svg:x2="17.679cm" svg:y2="15.035cm" draw:start-shape="id2" draw:start-glue-point="8" draw:end-shape="id3" draw:end-glue-point="4" svg:d="M17870 12835c0 1650-191 550-191 2200" svg:viewBox="0 0 192 2201">
          <text:p text:style-name="P1"><text:span text:style-name="T3">Lesevorgang </text:span><text:span text:style-name="T3">beendet </text:span></text:p>
          <text:p text:style-name="P1"><text:span text:style-name="T3">(kein Fehler)</text:span></text:p>
        </draw:connector>
        <draw:connector draw:style-name="gr10" draw:text-style-name="P3" draw:layer="layout" draw:type="curve" svg:x1="16.565cm" svg:y1="12.049cm" svg:x2="13.183cm" svg:y2="12.072cm" draw:start-shape="id2" draw:start-glue-point="6" draw:end-shape="id4" draw:end-glue-point="10" svg:d="M16565 12049c-2536 0-846 23-3382 23" svg:viewBox="0 0 3383 24">
          <text:p text:style-name="P1"><text:span text:style-name="T3">F</text:span><text:span text:style-name="T3">e</text:span><text:span text:style-name="T3">h</text:span><text:span text:style-name="T3">l</text:span><text:span text:style-name="T3">e</text:span><text:span text:style-name="T3">r</text:span></text:p>
        </draw:connector>
        <draw:connector draw:style-name="gr11" draw:text-style-name="P3" draw:layer="layout" draw:type="curve" svg:x1="11.679cm" svg:y1="16.062cm" svg:x2="11.728cm" svg:y2="13.008cm" draw:start-shape="id5" draw:start-glue-point="4" draw:end-shape="id4" svg:d="M11679 16062c0-2290 49-764 49-3054" svg:viewBox="0 0 50 3055">
          <text:p text:style-name="P1"><text:span text:style-name="T3">Fehler</text:span></text:p>
        </draw:connector>
        <draw:custom-shape draw:style-name="gr12" draw:text-style-name="P2" xml:id="id6" draw:id="id6" draw:layer="layout" svg:width="2.8cm" svg:height="1.773cm" svg:x="10.874cm" svg:y="18.362cm">
          <text:p text:style-name="P1"><text:span text:style-name="T1">Daten von allen</text:span></text:p>
          <text:p text:style-name="P1"><text:span text:style-name="T1">signalisieren </text:span><text:span text:style-name="T1">Handles </text:span></text:p>
          <text:p text:style-name="P1"><text:span text:style-name="T1">lesen und in</text:span></text:p>
          <text:p text:style-name="P1"><text:span text:style-name="T1">Queue </text:span><text:span text:style-name="T1">schreib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609cm" svg:height="1.573cm" svg:x="5.365cm" svg:y="19.862cm">
          <text:p text:style-name="P1"><text:span text:style-name="T1">Events schließ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curve" svg:x1="12.274cm" svg:y1="20.135cm" svg:x2="7.974cm" svg:y2="20.648cm" draw:start-shape="id6" draw:start-glue-point="8" draw:end-shape="id7" svg:d="M12274 20135c0 342-1433 513-4300 513" svg:viewBox="0 0 4301 514">
          <text:p/>
        </draw:connector>
        <draw:connector draw:style-name="gr15" draw:text-style-name="P3" draw:layer="layout" draw:type="curve" svg:x1="16.374cm" svg:y1="15.822cm" svg:x2="12.983cm" svg:y2="16.849cm" draw:start-shape="id3" draw:start-glue-point="6" draw:end-shape="id5" draw:end-glue-point="10" svg:d="M16374 15822c-2544 0-849 1027-3391 1027" svg:viewBox="0 0 3392 1028">
          <text:p/>
        </draw:connector>
        <draw:connector draw:style-name="gr16" draw:text-style-name="P3" draw:layer="layout" draw:type="curve" svg:x1="10.374cm" svg:y1="16.849cm" svg:x2="8.883cm" svg:y2="16.849cm" draw:start-shape="id5" draw:start-glue-point="6" draw:end-shape="id8" draw:end-glue-point="10" svg:d="M10374 16849h-1491" svg:viewBox="0 0 1492 1">
          <text:p text:style-name="P1"><text:span text:style-name="T3">Erfolg</text:span></text:p>
        </draw:connector>
        <draw:connector draw:style-name="gr17" draw:text-style-name="P3" draw:layer="layout" draw:type="curve" svg:x1="7.579cm" svg:y1="17.635cm" svg:x2="10.874cm" svg:y2="19.249cm" draw:start-shape="id8" draw:start-glue-point="8" draw:end-shape="id6" draw:end-glue-point="6" svg:d="M7579 17635c0 1076 1098 1614 3295 1614" svg:viewBox="0 0 3296 1615">
          <text:p text:style-name="P1"><text:span text:style-name="T3">TUN-Handle</text:span></text:p>
        </draw:connector>
        <draw:connector draw:style-name="gr18" draw:text-style-name="P3" draw:layer="layout" draw:type="curve" svg:x1="5.365cm" svg:y1="20.649cm" svg:x2="4.701cm" svg:y2="18.978cm" draw:start-shape="id7" draw:start-glue-point="6" draw:end-shape="id9" draw:end-glue-point="9" svg:d="M5365 20649c-443 0-664-557-664-1671" svg:viewBox="0 0 665 1672">
          <text:p/>
        </draw:connector>
        <draw:connector draw:style-name="gr19" draw:text-style-name="P3" draw:layer="layout" draw:type="curve" svg:x1="17.87cm" svg:y1="12.835cm" svg:x2="12.601cm" svg:y2="16.292cm" draw:start-shape="id2" draw:start-glue-point="8" draw:end-shape="id5" draw:end-glue-point="11" svg:d="M17870 12835c0 2419-5269 691-5269 3457" svg:viewBox="0 0 5270 3458">
          <text:p text:style-name="P1"><text:span text:style-name="T3">Lesevorgang gestartet</text:span><text:span text:style-name="T3"><text:line-break/></text:span><text:span text:style-name="T3">(ERR_IO_PENDING)</text:span></text:p>
        </draw:connector>
        <draw:connector draw:style-name="gr20" draw:text-style-name="P3" draw:layer="layout" draw:type="curve" svg:x1="10.274cm" svg:y1="12.072cm" svg:x2="4.701cm" svg:y2="8.405cm" draw:start-shape="id4" draw:start-glue-point="6" draw:end-shape="id10" draw:end-glue-point="9" svg:d="M10274 12072c-3716 0-5573-1222-5573-3667" svg:viewBox="0 0 5574 3668">
          <text:p/>
        </draw:connector>
        <draw:custom-shape draw:style-name="gr21" draw:text-style-name="P2" xml:id="id10" draw:id="id10" draw:layer="layout" svg:width="2.609cm" svg:height="1.573cm" svg:x="2.474cm" svg:y="7.0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svg:x1="5.083cm" svg:y1="7.849cm" svg:x2="7.774cm" svg:y2="7.885cm" draw:start-shape="id10" draw:start-glue-point="10" draw:end-shape="id1" draw:end-glue-point="6" svg:d="M5083 7849c2019 0 674 36 2691 36" svg:viewBox="0 0 2692 37">
          <text:p/>
        </draw:connector>
        <draw:connector draw:style-name="gr23" draw:text-style-name="P3" draw:layer="layout" draw:type="curve" svg:x1="3.779cm" svg:y1="17.635cm" svg:x2="3.779cm" svg:y2="8.635cm" draw:start-shape="id9" draw:start-glue-point="4" draw:end-shape="id10" draw:end-glue-point="8" svg:d="M3779 17635v-9000" svg:viewBox="0 0 1 9001">
          <text:p/>
        </draw:connector>
        <draw:custom-shape draw:style-name="gr24" draw:text-style-name="P2" xml:id="id11" draw:id="id11" draw:layer="layout" svg:width="3.209cm" svg:height="2.073cm" svg:x="5.974cm" svg:y="13.362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svg:x1="6.274cm" svg:y1="16.849cm" svg:x2="5.974cm" svg:y2="14.399cm" draw:start-shape="id8" draw:start-glue-point="6" draw:end-shape="id11" draw:end-glue-point="6" svg:d="M6274 16849c-1216 0-1066-2450-300-2450" svg:viewBox="0 0 895 2451">
          <text:p text:style-name="P1"><text:span text:style-name="T3"/></text:p>
          <text:p text:style-name="P1"><text:span text:style-name="T3">Notification</text:span></text:p>
        </draw:connector>
        <draw:connector draw:style-name="gr26" draw:text-style-name="P3" draw:layer="layout" draw:type="curve" svg:x1="7.579cm" svg:y1="15.435cm" svg:x2="7.579cm" svg:y2="16.062cm" draw:start-shape="id11" draw:start-glue-point="8" draw:end-shape="id8" draw:end-glue-point="4" svg:d="M7579 15435v627" svg:viewBox="0 0 1 6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8-26T22:19:57.060212767</dc:date>
    <dc:creator>Noel Kuntze</dc:creator>
    <meta:editing-duration>PT2M7S</meta:editing-duration>
    <meta:editing-cycles>2</meta:editing-cycles>
    <meta:generator>LibreOffice/5.2.0.4$Linux_X86_64 LibreOffice_project/20m0$Build-4</meta:generator>
    <meta:document-statistic meta:object-count="26"/>
  </office:meta>
</office:document-meta>
</file>